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09pt"/>
    </style:style>
    <style:style style:name="co4" style:family="table-column">
      <style:table-column-properties fo:break-before="auto" style:column-width="71.21pt"/>
    </style:style>
    <style:style style:name="co5" style:family="table-column">
      <style:table-column-properties fo:break-before="auto" style:column-width="115.34pt"/>
    </style:style>
    <style:style style:name="co6" style:family="table-column">
      <style:table-column-properties fo:break-before="auto" style:column-width="106.04pt"/>
    </style:style>
    <style:style style:name="co7" style:family="table-column">
      <style:table-column-properties fo:break-before="auto" style:column-width="109.96pt"/>
    </style:style>
    <style:style style:name="co8" style:family="table-column">
      <style:table-column-properties fo:break-before="auto" style:column-width="109.16pt"/>
    </style:style>
    <style:style style:name="co9" style:family="table-column">
      <style:table-column-properties fo:break-before="auto" style:column-width="104.51pt"/>
    </style:style>
    <style:style style:name="co10" style:family="table-column">
      <style:table-column-properties fo:break-before="auto" style:column-width="11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 style:data-style-name="N37">
      <style:table-cell-properties fo:background-color="#ccff00"/>
    </style:style>
    <style:style style:name="ce7" style:family="table-cell" style:parent-style-name="Default">
      <style:table-cell-properties fo:background-color="#66cc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-set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lustering</text:p>
          </table:table-cell>
          <table:table-cell table:style-name="ce1" office:value-type="string" calcext:value-type="string">
            <text:p>No of cluster</text:p>
          </table:table-cell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803434570023624" calcext:value-type="float">
            <text:p>0.803434570023624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407527156258285" calcext:value-type="float">
            <text:p>0.407527156258285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36661855488091" calcext:value-type="float">
            <text:p>0.36661855488091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23455707836583" calcext:value-type="float">
            <text:p>1.23455707836583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773423332352009" calcext:value-type="float">
            <text:p>0.773423332352009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437649035561785" calcext:value-type="float">
            <text:p>0.437649035561785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379119974533876" calcext:value-type="float">
            <text:p>0.379119974533876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2102027469584" calcext:value-type="float">
            <text:p>1.2102027469584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767051633637771" calcext:value-type="float">
            <text:p>0.767051633637771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449952767884075" calcext:value-type="float">
            <text:p>0.449952767884075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421046464575665" calcext:value-type="float">
            <text:p>0.421046464575665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50214975260426" calcext:value-type="float">
            <text:p>1.5021497526042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38036065513283" calcext:value-type="float">
            <text:p>0.38036065513283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19740701135082" calcext:value-type="float">
            <text:p>1.19740701135082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21887125022898" calcext:value-type="float">
            <text:p>0.21887125022898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52216568786639" calcext:value-type="float">
            <text:p>1.52216568786639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375059952890435" calcext:value-type="float">
            <text:p>0.375059952890435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20764840151243" calcext:value-type="float">
            <text:p>1.20764840151243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19602780642264" calcext:value-type="float">
            <text:p>0.19602780642264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56670613681344" calcext:value-type="float">
            <text:p>1.56670613681344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369593200812" calcext:value-type="float">
            <text:p>0.369593200812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21821368182" calcext:value-type="float">
            <text:p>1.21821368182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184626302918" calcext:value-type="float">
            <text:p>0.184626302918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58888560459" calcext:value-type="float">
            <text:p>1.5888856045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493759845008206" calcext:value-type="float">
            <text:p>0.493759845008206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978270017043614" calcext:value-type="float">
            <text:p>0.978270017043614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283872646116884" calcext:value-type="float">
            <text:p>0.283872646116884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39549216120393" calcext:value-type="float">
            <text:p>1.39549216120393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474227197960698" calcext:value-type="float">
            <text:p>0.474227197960698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01601610540071" calcext:value-type="float">
            <text:p>1.01601610540071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260302404237098" calcext:value-type="float">
            <text:p>0.260302404237098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44140019451107" calcext:value-type="float">
            <text:p>1.44140019451107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480959253258193" calcext:value-type="float">
            <text:p>0.480959253258193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00300618175616" calcext:value-type="float">
            <text:p>1.00300618175616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260633379460602" calcext:value-type="float">
            <text:p>0.260633379460602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M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44075744887988" calcext:value-type="float">
            <text:p>1.4407574488798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195366876066" calcext:value-type="float">
            <text:p>0.195366876066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41411613764" calcext:value-type="float">
            <text:p>1.41411613764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197770306096" calcext:value-type="float">
            <text:p>0.197770306096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1.45197614396" calcext:value-type="float">
            <text:p>1.45197614396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121942819662" calcext:value-type="float">
            <text:p>0.121942819662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52650725994" calcext:value-type="float">
            <text:p>1.52650725994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18240714186" calcext:value-type="float">
            <text:p>0.18240714186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47301973857" calcext:value-type="float">
            <text:p>1.47301973857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193280063372" calcext:value-type="float">
            <text:p>0.193280063372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1.49889391573" calcext:value-type="float">
            <text:p>1.49889391573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0978392947711" calcext:value-type="float">
            <text:p>0.0978392947711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67015346434" calcext:value-type="float">
            <text:p>1.67015346434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1887674137" calcext:value-type="float">
            <text:p>0.1887674137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1.52251659542" calcext:value-type="float">
            <text:p>1.52251659542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172452345785" calcext:value-type="float">
            <text:p>0.172452345785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1.48503032636" calcext:value-type="float">
            <text:p>1.48503032636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093655976685" calcext:value-type="float">
            <text:p>0.093655976685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67479202379" calcext:value-type="float">
            <text:p>1.6747920237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745536035402" calcext:value-type="float">
            <text:p>0.745536035402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0.477210484699" calcext:value-type="float">
            <text:p>0.477210484699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705135619026" calcext:value-type="float">
            <text:p>0.705135619026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523000679957" calcext:value-type="float">
            <text:p>0.523000679957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145873583147" calcext:value-type="float">
            <text:p>0.145873583147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18018156309" calcext:value-type="float">
            <text:p>1.18018156309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740147467828" calcext:value-type="float">
            <text:p>0.740147467828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0.488584125825" calcext:value-type="float">
            <text:p>0.488584125825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673425081591" calcext:value-type="float">
            <text:p>0.673425081591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579521196136" calcext:value-type="float">
            <text:p>0.579521196136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210461750485" calcext:value-type="float">
            <text:p>0.210461750485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09801851395" calcext:value-type="float">
            <text:p>1.09801851395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733270724378" calcext:value-type="float">
            <text:p>0.733270724378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0.502053890039" calcext:value-type="float">
            <text:p>0.502053890039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705183571936" calcext:value-type="float">
            <text:p>0.705183571936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520746473408" calcext:value-type="float">
            <text:p>0.520746473408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152650012142" calcext:value-type="float">
            <text:p>0.152650012142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10198509772" calcext:value-type="float">
            <text:p>1.1019850977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624863305201586" calcext:value-type="float">
            <text:p>0.624863305201586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0.73924886049361" calcext:value-type="float">
            <text:p>0.73924886049361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621553268822763" calcext:value-type="float">
            <text:p>0.621553268822763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719550339267997" calcext:value-type="float">
            <text:p>0.719550339267997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326418590709449" calcext:value-type="float">
            <text:p>0.326418590709449</text:p>
          </table:table-cell>
        </table:table-row>
        <table:table-row table:style-name="ro1">
          <table:table-cell office:value-type="string" calcext:value-type="string">
            <text:p>with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24018763242493" calcext:value-type="float">
            <text:p>1.24018763242493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615380678053628" calcext:value-type="float">
            <text:p>0.615380678053628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0.764187584117801" calcext:value-type="float">
            <text:p>0.764187584117801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599545830311725" calcext:value-type="float">
            <text:p>0.599545830311725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755235235892163" calcext:value-type="float">
            <text:p>0.755235235892163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359270043094868" calcext:value-type="float">
            <text:p>0.359270043094868</text:p>
          </table:table-cell>
        </table:table-row>
        <table:table-row table:style-name="ro1">
          <table:table-cell office:value-type="string" calcext:value-type="string">
            <text:p>withnohash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20420298925328" calcext:value-type="float">
            <text:p>1.20420298925328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Vmeasure</text:p>
          </table:table-cell>
          <table:table-cell office:value-type="float" office:value="0.657148827142028" calcext:value-type="float">
            <text:p>0.657148827142028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NVImeasure</text:p>
          </table:table-cell>
          <table:table-cell office:value-type="float" office:value="0.677746311645305" calcext:value-type="float">
            <text:p>0.677746311645305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Vmeasure</text:p>
          </table:table-cell>
          <table:table-cell office:value-type="float" office:value="0.62219812683554" calcext:value-type="float">
            <text:p>0.62219812683554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NVImeasure</text:p>
          </table:table-cell>
          <table:table-cell office:value-type="float" office:value="0.716741310606831" calcext:value-type="float">
            <text:p>0.716741310606831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Vmeasure</text:p>
          </table:table-cell>
          <table:table-cell office:value-type="float" office:value="0.383447081484222" calcext:value-type="float">
            <text:p>0.383447081484222</text:p>
          </table:table-cell>
        </table:table-row>
        <table:table-row table:style-name="ro1">
          <table:table-cell office:value-type="string" calcext:value-type="string">
            <text:p>withnohashste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means</text:p>
          </table:table-cell>
          <table:table-cell table:style-name="ce2" office:value-type="string" calcext:value-type="string">
            <text:p>8/9</text:p>
          </table:table-cell>
          <table:table-cell office:value-type="string" calcext:value-type="string">
            <text:p>NVImeasure</text:p>
          </table:table-cell>
          <table:table-cell office:value-type="float" office:value="1.18290702993785" calcext:value-type="float">
            <text:p>1.18290702993785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<text:span text:style-name="T1">Dataset</text:span> : with hash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Clustering</text:span> : FM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imilrity</text:p>
          </table:table-cell>
          <table:table-cell table:style-name="ce7" office:value-type="string" calcext:value-type="string">
            <text:p>Vmeasure</text:p>
          </table:table-cell>
          <table:table-cell table:style-name="ce7" office:value-type="string" calcext:value-type="string">
            <text:p>NVImeasure</text:p>
          </table:table-cell>
        </table:table-row>
        <table:table-row table:style-name="ro1">
          <table:table-cell table:style-name="ce5" office:value-type="string" calcext:value-type="string">
            <text:p>32/42</text:p>
          </table:table-cell>
          <table:table-cell office:value-type="string" calcext:value-type="string">
            <text:p>Jaccard</text:p>
          </table:table-cell>
          <table:table-cell office:value-type="float" office:value="0.803434570023624" calcext:value-type="float">
            <text:p>0.803434570023624</text:p>
          </table:table-cell>
          <table:table-cell office:value-type="float" office:value="0.407527156258285" calcext:value-type="float">
            <text:p>0.407527156258285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38036065513283" calcext:value-type="float">
            <text:p>0.38036065513283</text:p>
          </table:table-cell>
          <table:table-cell office:value-type="float" office:value="1.19740701135082" calcext:value-type="float">
            <text:p>1.19740701135082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493759845008206" calcext:value-type="float">
            <text:p>0.493759845008206</text:p>
          </table:table-cell>
          <table:table-cell office:value-type="float" office:value="0.978270017043614" calcext:value-type="float">
            <text:p>0.97827001704361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‘8/9</text:p>
          </table:table-cell>
          <table:table-cell office:value-type="string" calcext:value-type="string">
            <text:p>Jaccard</text:p>
          </table:table-cell>
          <table:table-cell office:value-type="float" office:value="0.36661855488091" calcext:value-type="float">
            <text:p>0.36661855488091</text:p>
          </table:table-cell>
          <table:table-cell office:value-type="float" office:value="1.23455707836583" calcext:value-type="float">
            <text:p>1.23455707836583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21887125022898" calcext:value-type="float">
            <text:p>0.21887125022898</text:p>
          </table:table-cell>
          <table:table-cell office:value-type="float" office:value="1.52216568786639" calcext:value-type="float">
            <text:p>1.52216568786639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283872646116884" calcext:value-type="float">
            <text:p>0.283872646116884</text:p>
          </table:table-cell>
          <table:table-cell office:value-type="float" office:value="1.39549216120393" calcext:value-type="float">
            <text:p>1.395492161203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Clustering</text:span> : Kmean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imilrity</text:p>
          </table:table-cell>
          <table:table-cell table:style-name="ce7" office:value-type="string" calcext:value-type="string">
            <text:p>Vmeasure</text:p>
          </table:table-cell>
          <table:table-cell table:style-name="ce7" office:value-type="string" calcext:value-type="string">
            <text:p>NVImeasure</text:p>
          </table:table-cell>
        </table:table-row>
        <table:table-row table:style-name="ro1">
          <table:table-cell table:style-name="ce5" office:value-type="string" calcext:value-type="string">
            <text:p>42/42</text:p>
          </table:table-cell>
          <table:table-cell office:value-type="string" calcext:value-type="string">
            <text:p>Jaccard</text:p>
          </table:table-cell>
          <table:table-cell office:value-type="float" office:value="0.745536035402" calcext:value-type="float">
            <text:p>0.745536035402</text:p>
          </table:table-cell>
          <table:table-cell office:value-type="float" office:value="0.477210484699" calcext:value-type="float">
            <text:p>0.477210484699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97770306096" calcext:value-type="float">
            <text:p>0.197770306096</text:p>
          </table:table-cell>
          <table:table-cell office:value-type="float" office:value="1.45197614396" calcext:value-type="float">
            <text:p>1.45197614396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624863305201586" calcext:value-type="float">
            <text:p>0.624863305201586</text:p>
          </table:table-cell>
          <table:table-cell office:value-type="float" office:value="0.73924886049361" calcext:value-type="float">
            <text:p>0.739248860493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32/42</text:p>
          </table:table-cell>
          <table:table-cell office:value-type="string" calcext:value-type="string">
            <text:p>Jaccard</text:p>
          </table:table-cell>
          <table:table-cell office:value-type="float" office:value="0.705135619026" calcext:value-type="float">
            <text:p>0.705135619026</text:p>
          </table:table-cell>
          <table:table-cell office:value-type="float" office:value="0.523000679957" calcext:value-type="float">
            <text:p>0.523000679957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95366876066" calcext:value-type="float">
            <text:p>0.195366876066</text:p>
          </table:table-cell>
          <table:table-cell office:value-type="float" office:value="1.41411613764" calcext:value-type="float">
            <text:p>1.41411613764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621553268822763" calcext:value-type="float">
            <text:p>0.621553268822763</text:p>
          </table:table-cell>
          <table:table-cell office:value-type="float" office:value="0.719550339267997" calcext:value-type="float">
            <text:p>0.71955033926799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" office:value-type="string" calcext:value-type="string">
            <text:p>8/9</text:p>
          </table:table-cell>
          <table:table-cell office:value-type="string" calcext:value-type="string">
            <text:p>Jaccard</text:p>
          </table:table-cell>
          <table:table-cell office:value-type="float" office:value="0.145873583147" calcext:value-type="float">
            <text:p>0.145873583147</text:p>
          </table:table-cell>
          <table:table-cell office:value-type="float" office:value="1.18018156309" calcext:value-type="float">
            <text:p>1.18018156309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21942819662" calcext:value-type="float">
            <text:p>0.121942819662</text:p>
          </table:table-cell>
          <table:table-cell office:value-type="float" office:value="1.52650725994" calcext:value-type="float">
            <text:p>1.52650725994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326418590709449" calcext:value-type="float">
            <text:p>0.326418590709449</text:p>
          </table:table-cell>
          <table:table-cell office:value-type="float" office:value="1.24018763242493" calcext:value-type="float">
            <text:p>1.24018763242493</text:p>
          </table:table-cell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<text:span text:style-name="T1">Dataset</text:span> : with no hash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Clustering</text:span> : FM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imilrity</text:p>
          </table:table-cell>
          <table:table-cell table:style-name="ce7" office:value-type="string" calcext:value-type="string">
            <text:p>Vmeasure</text:p>
          </table:table-cell>
          <table:table-cell table:style-name="ce7" office:value-type="string" calcext:value-type="string">
            <text:p>NVImeasure</text:p>
          </table:table-cell>
        </table:table-row>
        <table:table-row table:style-name="ro1">
          <table:table-cell table:style-name="ce5" office:value-type="string" calcext:value-type="string">
            <text:p>32/42</text:p>
          </table:table-cell>
          <table:table-cell office:value-type="string" calcext:value-type="string">
            <text:p>Jaccard</text:p>
          </table:table-cell>
          <table:table-cell office:value-type="float" office:value="0.773423332352009" calcext:value-type="float">
            <text:p>0.773423332352009</text:p>
          </table:table-cell>
          <table:table-cell office:value-type="float" office:value="0.437649035561785" calcext:value-type="float">
            <text:p>0.437649035561785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375059952890435" calcext:value-type="float">
            <text:p>0.375059952890435</text:p>
          </table:table-cell>
          <table:table-cell office:value-type="float" office:value="1.20764840151243" calcext:value-type="float">
            <text:p>1.20764840151243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474227197960698" calcext:value-type="float">
            <text:p>0.474227197960698</text:p>
          </table:table-cell>
          <table:table-cell office:value-type="float" office:value="1.01601610540071" calcext:value-type="float">
            <text:p>1.016016105400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8/9</text:p>
          </table:table-cell>
          <table:table-cell office:value-type="string" calcext:value-type="string">
            <text:p>Jaccard</text:p>
          </table:table-cell>
          <table:table-cell office:value-type="float" office:value="0.379119974533876" calcext:value-type="float">
            <text:p>0.379119974533876</text:p>
          </table:table-cell>
          <table:table-cell office:value-type="float" office:value="1.2102027469584" calcext:value-type="float">
            <text:p>1.2102027469584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9602780642264" calcext:value-type="float">
            <text:p>0.19602780642264</text:p>
          </table:table-cell>
          <table:table-cell office:value-type="float" office:value="1.56670613681344" calcext:value-type="float">
            <text:p>1.56670613681344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260302404237098" calcext:value-type="float">
            <text:p>0.260302404237098</text:p>
          </table:table-cell>
          <table:table-cell office:value-type="float" office:value="1.44140019451107" calcext:value-type="float">
            <text:p>1.4414001945110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Clustering</text:span> : Kmean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imilrity</text:p>
          </table:table-cell>
          <table:table-cell table:style-name="ce7" office:value-type="string" calcext:value-type="string">
            <text:p>Vmeasure</text:p>
          </table:table-cell>
          <table:table-cell table:style-name="ce7" office:value-type="string" calcext:value-type="string">
            <text:p>NVImeasure</text:p>
          </table:table-cell>
        </table:table-row>
        <table:table-row table:style-name="ro1">
          <table:table-cell table:style-name="ce5" office:value-type="string" calcext:value-type="string">
            <text:p>42/42</text:p>
          </table:table-cell>
          <table:table-cell office:value-type="string" calcext:value-type="string">
            <text:p>Jaccard</text:p>
          </table:table-cell>
          <table:table-cell office:value-type="float" office:value="0.740147467828" calcext:value-type="float">
            <text:p>0.740147467828</text:p>
          </table:table-cell>
          <table:table-cell office:value-type="float" office:value="0.488584125825" calcext:value-type="float">
            <text:p>0.488584125825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93280063372" calcext:value-type="float">
            <text:p>0.193280063372</text:p>
          </table:table-cell>
          <table:table-cell office:value-type="float" office:value="1.49889391573" calcext:value-type="float">
            <text:p>1.49889391573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615380678053628" calcext:value-type="float">
            <text:p>0.615380678053628</text:p>
          </table:table-cell>
          <table:table-cell office:value-type="float" office:value="0.764187584117801" calcext:value-type="float">
            <text:p>0.7641875841178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32/42</text:p>
          </table:table-cell>
          <table:table-cell office:value-type="string" calcext:value-type="string">
            <text:p>Jaccard</text:p>
          </table:table-cell>
          <table:table-cell office:value-type="float" office:value="0.673425081591" calcext:value-type="float">
            <text:p>0.673425081591</text:p>
          </table:table-cell>
          <table:table-cell office:value-type="float" office:value="0.579521196136" calcext:value-type="float">
            <text:p>0.579521196136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8240714186" calcext:value-type="float">
            <text:p>0.18240714186</text:p>
          </table:table-cell>
          <table:table-cell office:value-type="float" office:value="1.47301973857" calcext:value-type="float">
            <text:p>1.47301973857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599545830311725" calcext:value-type="float">
            <text:p>0.599545830311725</text:p>
          </table:table-cell>
          <table:table-cell office:value-type="float" office:value="0.755235235892163" calcext:value-type="float">
            <text:p>0.75523523589216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" office:value-type="string" calcext:value-type="string">
            <text:p>8/9</text:p>
          </table:table-cell>
          <table:table-cell office:value-type="string" calcext:value-type="string">
            <text:p>Jaccard</text:p>
          </table:table-cell>
          <table:table-cell office:value-type="float" office:value="0.210461750485" calcext:value-type="float">
            <text:p>0.210461750485</text:p>
          </table:table-cell>
          <table:table-cell office:value-type="float" office:value="1.09801851395" calcext:value-type="float">
            <text:p>1.09801851395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0978392947711" calcext:value-type="float">
            <text:p>0.0978392947711</text:p>
          </table:table-cell>
          <table:table-cell office:value-type="float" office:value="1.67015346434" calcext:value-type="float">
            <text:p>1.67015346434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359270043094868" calcext:value-type="float">
            <text:p>0.359270043094868</text:p>
          </table:table-cell>
          <table:table-cell office:value-type="float" office:value="1.20420298925328" calcext:value-type="float">
            <text:p>1.20420298925328</text:p>
          </table:table-cell>
        </table:table-row>
      </table:table>
      <table:table table:name="Sheet4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<text:span text:style-name="T1">Dataset</text:span> : with no hash stem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Clustering</text:span> : FM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imilrity</text:p>
          </table:table-cell>
          <table:table-cell table:style-name="ce7" office:value-type="string" calcext:value-type="string">
            <text:p>Vmeasure</text:p>
          </table:table-cell>
          <table:table-cell table:style-name="ce7" office:value-type="string" calcext:value-type="string">
            <text:p>NVImeasure</text:p>
          </table:table-cell>
        </table:table-row>
        <table:table-row table:style-name="ro1">
          <table:table-cell table:style-name="ce5" office:value-type="string" calcext:value-type="string">
            <text:p>32/42</text:p>
          </table:table-cell>
          <table:table-cell office:value-type="string" calcext:value-type="string">
            <text:p>Jaccard</text:p>
          </table:table-cell>
          <table:table-cell office:value-type="float" office:value="0.767051633637771" calcext:value-type="float">
            <text:p>0.767051633637771</text:p>
          </table:table-cell>
          <table:table-cell office:value-type="float" office:value="0.449952767884075" calcext:value-type="float">
            <text:p>0.449952767884075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369593200812" calcext:value-type="float">
            <text:p>0.369593200812</text:p>
          </table:table-cell>
          <table:table-cell office:value-type="float" office:value="1.21821368182" calcext:value-type="float">
            <text:p>1.21821368182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480959253258193" calcext:value-type="float">
            <text:p>0.480959253258193</text:p>
          </table:table-cell>
          <table:table-cell office:value-type="float" office:value="1.00300618175616" calcext:value-type="float">
            <text:p>1.0030061817561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‘8/9</text:p>
          </table:table-cell>
          <table:table-cell office:value-type="string" calcext:value-type="string">
            <text:p>Jaccard</text:p>
          </table:table-cell>
          <table:table-cell office:value-type="float" office:value="0.421046464575665" calcext:value-type="float">
            <text:p>0.421046464575665</text:p>
          </table:table-cell>
          <table:table-cell office:value-type="float" office:value="1.50214975260426" calcext:value-type="float">
            <text:p>1.50214975260426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84626302918" calcext:value-type="float">
            <text:p>0.184626302918</text:p>
          </table:table-cell>
          <table:table-cell office:value-type="float" office:value="1.58888560459" calcext:value-type="float">
            <text:p>1.58888560459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260633379460602" calcext:value-type="float">
            <text:p>0.260633379460602</text:p>
          </table:table-cell>
          <table:table-cell office:value-type="float" office:value="1.44075744887988" calcext:value-type="float">
            <text:p>1.4407574488798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Clustering</text:span> : Kmean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imilrity</text:p>
          </table:table-cell>
          <table:table-cell table:style-name="ce7" office:value-type="string" calcext:value-type="string">
            <text:p>Vmeasure</text:p>
          </table:table-cell>
          <table:table-cell table:style-name="ce7" office:value-type="string" calcext:value-type="string">
            <text:p>NVImeasure</text:p>
          </table:table-cell>
        </table:table-row>
        <table:table-row table:style-name="ro1">
          <table:table-cell table:style-name="ce5" office:value-type="string" calcext:value-type="string">
            <text:p>42/42</text:p>
          </table:table-cell>
          <table:table-cell office:value-type="string" calcext:value-type="string">
            <text:p>Jaccard</text:p>
          </table:table-cell>
          <table:table-cell office:value-type="float" office:value="0.733270724378" calcext:value-type="float">
            <text:p>0.733270724378</text:p>
          </table:table-cell>
          <table:table-cell office:value-type="float" office:value="0.502053890039" calcext:value-type="float">
            <text:p>0.502053890039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887674137" calcext:value-type="float">
            <text:p>0.1887674137</text:p>
          </table:table-cell>
          <table:table-cell office:value-type="float" office:value="1.52251659542" calcext:value-type="float">
            <text:p>1.52251659542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657148827142028" calcext:value-type="float">
            <text:p>0.657148827142028</text:p>
          </table:table-cell>
          <table:table-cell office:value-type="float" office:value="0.677746311645305" calcext:value-type="float">
            <text:p>0.6777463116453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32/42</text:p>
          </table:table-cell>
          <table:table-cell office:value-type="string" calcext:value-type="string">
            <text:p>Jaccard</text:p>
          </table:table-cell>
          <table:table-cell office:value-type="float" office:value="0.705183571936" calcext:value-type="float">
            <text:p>0.705183571936</text:p>
          </table:table-cell>
          <table:table-cell office:value-type="float" office:value="0.520746473408" calcext:value-type="float">
            <text:p>0.520746473408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172452345785" calcext:value-type="float">
            <text:p>0.172452345785</text:p>
          </table:table-cell>
          <table:table-cell office:value-type="float" office:value="1.48503032636" calcext:value-type="float">
            <text:p>1.48503032636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62219812683554" calcext:value-type="float">
            <text:p>0.62219812683554</text:p>
          </table:table-cell>
          <table:table-cell office:value-type="float" office:value="0.716741310606831" calcext:value-type="float">
            <text:p>0.71674131060683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" office:value-type="string" calcext:value-type="string">
            <text:p>8/9</text:p>
          </table:table-cell>
          <table:table-cell office:value-type="string" calcext:value-type="string">
            <text:p>Jaccard</text:p>
          </table:table-cell>
          <table:table-cell office:value-type="float" office:value="0.152650012142" calcext:value-type="float">
            <text:p>0.152650012142</text:p>
          </table:table-cell>
          <table:table-cell office:value-type="float" office:value="1.10198509772" calcext:value-type="float">
            <text:p>1.10198509772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093655976685" calcext:value-type="float">
            <text:p>0.093655976685</text:p>
          </table:table-cell>
          <table:table-cell office:value-type="float" office:value="1.67479202379" calcext:value-type="float">
            <text:p>1.67479202379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383447081484222" calcext:value-type="float">
            <text:p>0.383447081484222</text:p>
          </table:table-cell>
          <table:table-cell office:value-type="float" office:value="1.18290702993785" calcext:value-type="float">
            <text:p>1.18290702993785</text:p>
          </table:table-cell>
        </table:table-row>
      </table:table>
      <table:named-expressions/>
      <table:database-ranges>
        <table:database-range table:name="__Anonymous_Sheet_DB__0" table:target-range-address="Sheet1.A1:Sheet1.F1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3:04:20.118881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0:08:55.420562592</meta:creation-date>
    <dc:date>2016-11-15T13:05:57.877784739</dc:date>
    <meta:editing-duration>PT3H31M37S</meta:editing-duration>
    <meta:editing-cycles>22</meta:editing-cycles>
    <meta:generator>LibreOffice/5.2.2.2.0$Linux_X86_64 LibreOffice_project/20m0$Build-2</meta:generator>
    <meta:document-statistic meta:table-count="4" meta:cell-count="723" meta:object-count="0"/>
  </office:meta>
</office:document-meta>
</file>